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720000009B428C9716555D8079.png" manifest:media-type="image/png"/>
  <manifest:file-entry manifest:full-path="Pictures/10000201000000400000001E861FAB3411EB6B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f43d" officeooo:paragraph-rsid="05e7cc16"/>
    </style:style>
    <style:style style:name="P2" style:family="paragraph" style:parent-style-name="Standard">
      <style:text-properties fo:language="ru" fo:country="RU" fo:font-style="normal" style:text-underline-style="none" fo:font-weight="normal" officeooo:rsid="0019f43d" officeooo:paragraph-rsid="1356b3d8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language="ru" fo:country="RU" officeooo:rsid="1327ae62" officeooo:paragraph-rsid="16da3a64"/>
    </style:style>
    <style:style style:name="P4" style:family="paragraph" style:parent-style-name="Standard">
      <style:text-properties style:text-position="0% 100%" fo:language="ru" fo:country="RU" fo:font-style="normal" style:text-underline-style="none" fo:font-weight="normal" officeooo:rsid="1459e819" officeooo:paragraph-rsid="1459e81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text-position="0% 100%" fo:language="ru" fo:country="RU" fo:font-style="normal" style:text-underline-style="none" fo:font-weight="normal" officeooo:rsid="1728bf5c" officeooo:paragraph-rsid="1728bf5c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0e906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0fdc7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50797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549fc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141d8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56a7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7564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d0a1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d866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8fd14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98250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99e83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9ffab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cd683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09ae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44d2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4e40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8c76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ec800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f2dce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9f7b0c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01359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0387b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6c974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6d6ea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77ae1e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782a3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7f4db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86c46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889dc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text-position="0% 100%" fo:language="ru" fo:country="RU" fo:font-style="normal" style:text-underline-style="none" fo:font-weight="normal" officeooo:rsid="19176bd1" officeooo:paragraph-rsid="1937bfe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text-position="0% 100%" fo:language="ru" fo:country="RU" fo:font-style="normal" style:text-underline-style="none" fo:font-weight="normal" officeooo:rsid="19398c40" officeooo:paragraph-rsid="193d64b4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text-position="0% 100%" fo:language="ru" fo:country="RU" fo:font-style="normal" style:text-underline-style="none" fo:font-weight="normal" officeooo:rsid="1940ef7d" officeooo:paragraph-rsid="194b762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text-position="0% 100%" fo:language="ru" fo:country="RU" fo:font-style="normal" style:text-underline-style="none" fo:font-weight="normal" officeooo:rsid="1954ae1c" officeooo:paragraph-rsid="1954ae1c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text-position="0% 100%" fo:language="ru" fo:country="RU" fo:font-style="normal" style:text-underline-style="none" fo:font-weight="normal" officeooo:rsid="1962f22f" officeooo:paragraph-rsid="19654230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text-position="0% 100%" fo:language="ru" fo:country="RU" fo:font-style="normal" style:text-underline-style="none" fo:font-weight="normal" officeooo:rsid="196acea3" officeooo:paragraph-rsid="196acea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position="0% 100%" fo:language="ru" fo:country="RU" fo:font-style="normal" style:text-underline-style="none" fo:font-weight="normal" officeooo:rsid="196b0622" officeooo:paragraph-rsid="197730c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text-position="0% 100%" fo:language="ru" fo:country="RU" fo:font-style="normal" style:text-underline-style="none" fo:font-weight="normal" officeooo:rsid="197c5c93" officeooo:paragraph-rsid="197c5c93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text-position="0% 100%" fo:language="ru" fo:country="RU" fo:font-style="normal" style:text-underline-style="none" fo:font-weight="normal" officeooo:rsid="19865c7b" officeooo:paragraph-rsid="19865c7b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text-position="0% 100%" fo:language="ru" fo:country="RU" fo:font-style="normal" style:text-underline-style="none" fo:font-weight="normal" officeooo:rsid="19943349" officeooo:paragraph-rsid="19943349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text-position="0% 100%" fo:language="ru" fo:country="RU" fo:font-style="normal" style:text-underline-style="none" fo:font-weight="normal" officeooo:rsid="19a1cd16" officeooo:paragraph-rsid="19a1cd1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text-position="0% 100%" fo:language="ru" fo:country="RU" fo:font-style="normal" style:text-underline-style="none" fo:font-weight="normal" officeooo:rsid="19b0d6c3" officeooo:paragraph-rsid="19b89d49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text-position="0% 100%" fo:language="ru" fo:country="RU" fo:font-style="normal" style:text-underline-style="none" fo:font-weight="normal" officeooo:rsid="19bb02e6" officeooo:paragraph-rsid="19bb02e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text-position="0% 100%" fo:language="ru" fo:country="RU" fo:font-style="normal" style:text-underline-style="none" fo:font-weight="normal" officeooo:rsid="19bb5055" officeooo:paragraph-rsid="19bca3f9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text-position="0% 100%" fo:language="ru" fo:country="RU" fo:font-style="normal" style:text-underline-style="none" fo:font-weight="normal" officeooo:rsid="19c3aa5f" officeooo:paragraph-rsid="19c3aa5f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text-position="0% 100%" fo:language="ru" fo:country="RU" fo:font-style="normal" style:text-underline-style="none" fo:font-weight="normal" officeooo:rsid="19c3aa5f" officeooo:paragraph-rsid="19c8d83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text-position="0% 100%" fo:language="ru" fo:country="RU" fo:font-style="normal" style:text-underline-style="none" fo:font-weight="normal" officeooo:rsid="19cd6837" officeooo:paragraph-rsid="19cd6837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position="0% 100%" fo:language="ru" fo:country="RU" fo:font-style="normal" style:text-underline-style="none" fo:font-weight="normal" officeooo:rsid="19be55df" officeooo:paragraph-rsid="19bf6fe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text-position="0% 100%" fo:language="ru" fo:country="RU" fo:font-style="normal" style:text-underline-style="none" fo:font-weight="normal" officeooo:rsid="18f745de" officeooo:paragraph-rsid="19ce4ed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text-position="0% 100%" fo:language="ru" fo:country="RU" fo:font-style="normal" style:text-underline-style="none" fo:font-weight="normal" officeooo:rsid="19cd9372" officeooo:paragraph-rsid="19cd937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text-position="0% 100%" fo:language="ru" fo:country="RU" fo:font-style="normal" style:text-underline-style="none" fo:font-weight="normal" officeooo:rsid="19d1c00a" officeooo:paragraph-rsid="19d1c00a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position="0% 100%" fo:language="ru" fo:country="RU" fo:font-style="normal" style:text-underline-style="none" fo:font-weight="normal" officeooo:rsid="19d375ae" officeooo:paragraph-rsid="19d472cc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text-position="0% 100%" fo:language="ru" fo:country="RU" fo:font-style="normal" style:text-underline-style="none" fo:font-weight="normal" officeooo:rsid="19dcf39d" officeooo:paragraph-rsid="19dcf39d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text-position="0% 100%" fo:language="ru" fo:country="RU" fo:font-style="normal" style:text-underline-style="none" fo:font-weight="normal" officeooo:rsid="19df35a6" officeooo:paragraph-rsid="19df35a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text-position="0% 100%" fo:language="ru" fo:country="RU" fo:font-style="normal" style:text-underline-style="none" fo:font-weight="normal" officeooo:rsid="19e09aed" officeooo:paragraph-rsid="19e09ae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text-position="0% 100%" fo:language="ru" fo:country="RU" fo:font-style="normal" style:text-underline-style="none" fo:font-weight="normal" officeooo:rsid="19ee721b" officeooo:paragraph-rsid="19f05845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text-position="0% 100%" fo:language="ru" fo:country="RU" fo:font-style="normal" style:text-underline-style="none" fo:font-weight="normal" officeooo:rsid="1a03bae6" officeooo:paragraph-rsid="1a08eb27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style:text-position="0% 100%" fo:language="ru" fo:country="RU" fo:font-style="normal" style:text-underline-style="none" fo:font-weight="normal" officeooo:rsid="1a181298" officeooo:paragraph-rsid="1a28ecf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text-position="0% 100%" fo:language="ru" fo:country="RU" fo:font-style="normal" style:text-underline-style="none" fo:font-weight="normal" officeooo:rsid="1a3331cd" officeooo:paragraph-rsid="1a3331c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text-position="0% 100%" fo:language="ru" fo:country="RU" fo:font-style="normal" style:text-underline-style="none" fo:font-weight="normal" officeooo:rsid="1a33f416" officeooo:paragraph-rsid="1a33f416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text-position="0% 100%" fo:language="ru" fo:country="RU" fo:font-style="normal" style:text-underline-style="none" fo:font-weight="normal" officeooo:rsid="1a3419b1" officeooo:paragraph-rsid="1a3419b1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text-position="0% 100%" fo:language="ru" fo:country="RU" fo:font-style="normal" style:text-underline-style="none" fo:font-weight="normal" officeooo:rsid="1a35b5bd" officeooo:paragraph-rsid="1a35b5b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text-position="0% 100%" fo:language="ru" fo:country="RU" fo:font-style="normal" style:text-underline-style="none" fo:font-weight="normal" officeooo:rsid="1a3e42e1" officeooo:paragraph-rsid="1a3e42e1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text-position="0% 100%" fo:language="ru" fo:country="RU" fo:font-style="normal" style:text-underline-style="none" fo:font-weight="normal" officeooo:rsid="1a3fcb16" officeooo:paragraph-rsid="1a3fd81a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text-position="0% 100%" fo:language="ru" fo:country="RU" fo:font-style="normal" style:text-underline-style="none" fo:font-weight="normal" officeooo:rsid="1a457af2" officeooo:paragraph-rsid="1a457af2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style:text-position="0% 100%" fo:language="ru" fo:country="RU" fo:font-style="normal" style:text-underline-style="none" fo:font-weight="normal" officeooo:rsid="1a4bae91" officeooo:paragraph-rsid="1a4bae91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text-position="0% 100%" fo:language="ru" fo:country="RU" fo:font-style="normal" style:text-underline-style="none" fo:font-weight="normal" officeooo:rsid="1a56954b" officeooo:paragraph-rsid="1a56954b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text-position="0% 100%" fo:language="ru" fo:country="RU" fo:font-style="normal" style:text-underline-style="none" fo:font-weight="normal" officeooo:rsid="1a58ff6b" officeooo:paragraph-rsid="1a58ff6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text-position="0% 100%" fo:language="ru" fo:country="RU" fo:font-style="normal" style:text-underline-style="none" fo:font-weight="normal" officeooo:rsid="1a7fb3ea" officeooo:paragraph-rsid="1a7fb3ea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style:text-position="0% 100%" fo:language="ru" fo:country="RU" fo:font-style="normal" style:text-underline-style="none" fo:font-weight="normal" officeooo:rsid="19b9edff" officeooo:paragraph-rsid="19b9edff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style:text-position="0% 100%" fo:language="ru" fo:country="RU" fo:font-style="normal" style:text-underline-style="none" fo:font-weight="normal" officeooo:rsid="19bb02e6" officeooo:paragraph-rsid="19bb02e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.9846in" fo:margin-right="0in" fo:text-indent="0in" style:auto-text-indent="false"/>
      <style:text-properties style:text-position="0% 100%" fo:language="ru" fo:country="RU" fo:font-style="normal" style:text-underline-style="none" fo:font-weight="normal" officeooo:rsid="0019f43d" officeooo:paragraph-rsid="19cd6837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style:text-position="0% 100%" fo:language="ru" fo:country="RU" fo:font-style="normal" style:text-underline-style="none" fo:font-weight="normal" officeooo:rsid="1a28ecfa" officeooo:paragraph-rsid="1a2f0883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text-position="0% 100%" fo:language="ru" fo:country="RU" fo:font-style="normal" style:text-underline-style="none" fo:font-weight="normal" officeooo:rsid="1a8a037a" officeooo:paragraph-rsid="1a90d516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90d516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9277ce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935b18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bf8a47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style:text-position="0% 100%" fo:language="ru" fo:country="RU" fo:font-style="normal" style:text-underline-style="none" fo:font-weight="normal" officeooo:rsid="0019f43d" officeooo:paragraph-rsid="1ac2f833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text-position="0% 100%" fo:language="ru" fo:country="RU" fo:font-style="normal" style:text-underline-style="none" fo:font-weight="normal" officeooo:rsid="1a9e2789" officeooo:paragraph-rsid="1aa0c23f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text-position="0% 100%" fo:language="ru" fo:country="RU" fo:font-style="normal" style:text-underline-style="none" fo:font-weight="normal" officeooo:rsid="1aa3ca3e" officeooo:paragraph-rsid="1aa3ca3e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text-position="0% 100%" fo:language="ru" fo:country="RU" fo:font-style="normal" style:text-underline-style="none" fo:font-weight="normal" officeooo:rsid="1aa83c0b" officeooo:paragraph-rsid="1aab58bc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text-position="0% 100%" fo:language="ru" fo:country="RU" fo:font-style="normal" style:text-underline-style="none" fo:font-weight="normal" officeooo:rsid="1aaca129" officeooo:paragraph-rsid="1aaca129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text-position="0% 100%" fo:language="ru" fo:country="RU" fo:font-style="normal" style:text-underline-style="none" fo:font-weight="normal" officeooo:rsid="1ac5c6e2" officeooo:paragraph-rsid="1ad16bb7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text-position="0% 100%" fo:language="ru" fo:country="RU" fo:font-style="normal" style:text-underline-style="none" fo:font-weight="normal" officeooo:rsid="1ad82796" officeooo:paragraph-rsid="1adbf56b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text-position="0% 100%" fo:language="ru" fo:country="RU" fo:font-style="normal" style:text-underline-style="none" fo:font-weight="normal" officeooo:rsid="1adf20ab" officeooo:paragraph-rsid="1adf20ab" style:font-style-asian="normal" style:font-weight-asian="normal" style:font-style-complex="normal" style:font-weight-complex="normal"/>
    </style:style>
    <style:style style:name="T1" style:family="text">
      <style:text-properties officeooo:rsid="0019f43d"/>
    </style:style>
    <style:style style:name="T2" style:family="text">
      <style:text-properties officeooo:rsid="19075735"/>
    </style:style>
    <style:style style:name="T3" style:family="text">
      <style:text-properties officeooo:rsid="190fdc73"/>
    </style:style>
    <style:style style:name="T4" style:family="text">
      <style:text-properties officeooo:rsid="19190748"/>
    </style:style>
    <style:style style:name="T5" style:family="text">
      <style:text-properties officeooo:rsid="193af2e4"/>
    </style:style>
    <style:style style:name="T6" style:family="text">
      <style:text-properties officeooo:rsid="194170cd"/>
    </style:style>
    <style:style style:name="T7" style:family="text">
      <style:text-properties officeooo:rsid="194b7624"/>
    </style:style>
    <style:style style:name="T8" style:family="text">
      <style:text-properties officeooo:rsid="194eec4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194eec45" style:font-style-asian="italic" style:font-style-complex="italic"/>
    </style:style>
    <style:style style:name="T11" style:family="text">
      <style:text-properties fo:font-style="italic" officeooo:rsid="1954e59f" style:font-style-asian="italic" style:font-style-complex="italic"/>
    </style:style>
    <style:style style:name="T12" style:family="text">
      <style:text-properties fo:font-style="italic" officeooo:rsid="19633827" style:font-style-asian="italic" style:font-style-complex="italic"/>
    </style:style>
    <style:style style:name="T13" style:family="text">
      <style:text-properties fo:font-style="italic" officeooo:rsid="197d604a" style:font-style-asian="italic" style:font-style-complex="italic"/>
    </style:style>
    <style:style style:name="T14" style:family="text">
      <style:text-properties fo:font-style="italic" officeooo:rsid="19803b00" style:font-style-asian="italic" style:font-style-complex="italic"/>
    </style:style>
    <style:style style:name="T15" style:family="text">
      <style:text-properties fo:font-style="italic" officeooo:rsid="198141d8" style:font-style-asian="italic" style:font-style-complex="italic"/>
    </style:style>
    <style:style style:name="T16" style:family="text">
      <style:text-properties fo:font-style="italic" officeooo:rsid="19856a7b" style:font-style-asian="italic" style:font-style-complex="italic"/>
    </style:style>
    <style:style style:name="T17" style:family="text">
      <style:text-properties fo:font-style="italic" officeooo:rsid="1987564a" style:font-style-asian="italic" style:font-style-complex="italic"/>
    </style:style>
    <style:style style:name="T18" style:family="text">
      <style:text-properties fo:font-style="italic" officeooo:rsid="1991c225" style:font-style-asian="italic" style:font-style-complex="italic"/>
    </style:style>
    <style:style style:name="T19" style:family="text">
      <style:text-properties fo:font-style="italic" officeooo:rsid="19948690" style:font-style-asian="italic" style:font-style-complex="italic"/>
    </style:style>
    <style:style style:name="T20" style:family="text">
      <style:text-properties fo:font-style="italic" officeooo:rsid="1995da27" style:font-style-asian="italic" style:font-style-complex="italic"/>
    </style:style>
    <style:style style:name="T21" style:family="text">
      <style:text-properties fo:font-style="italic" officeooo:rsid="1998250e" style:font-style-asian="italic" style:font-style-complex="italic"/>
    </style:style>
    <style:style style:name="T22" style:family="text">
      <style:text-properties fo:font-style="italic" officeooo:rsid="1999e832" style:font-style-asian="italic" style:font-style-complex="italic"/>
    </style:style>
    <style:style style:name="T23" style:family="text">
      <style:text-properties fo:font-style="italic" officeooo:rsid="19c5551f" style:font-style-asian="italic" style:font-style-complex="italic"/>
    </style:style>
    <style:style style:name="T24" style:family="text">
      <style:text-properties fo:font-style="italic" officeooo:rsid="19dd7feb" style:font-style-asian="italic" style:font-style-complex="italic"/>
    </style:style>
    <style:style style:name="T25" style:family="text">
      <style:text-properties fo:font-style="italic" officeooo:rsid="19f2dce5" style:font-style-asian="italic" style:font-style-complex="italic"/>
    </style:style>
    <style:style style:name="T26" style:family="text">
      <style:text-properties fo:font-style="italic" officeooo:rsid="1a1996e6" style:font-style-asian="italic" style:font-style-complex="italic"/>
    </style:style>
    <style:style style:name="T27" style:family="text">
      <style:text-properties fo:font-style="italic" officeooo:rsid="1a421006" style:font-style-asian="italic" style:font-style-complex="italic"/>
    </style:style>
    <style:style style:name="T28" style:family="text">
      <style:text-properties fo:font-style="italic" officeooo:rsid="1a4c8d6d" style:font-style-asian="italic" style:font-style-complex="italic"/>
    </style:style>
    <style:style style:name="T29" style:family="text">
      <style:text-properties fo:font-style="italic" officeooo:rsid="1a57d3a5" style:font-style-asian="italic" style:font-style-complex="italic"/>
    </style:style>
    <style:style style:name="T30" style:family="text">
      <style:text-properties fo:font-style="italic" officeooo:rsid="1a5a81f8" style:font-style-asian="italic" style:font-style-complex="italic"/>
    </style:style>
    <style:style style:name="T31" style:family="text">
      <style:text-properties fo:font-style="italic" officeooo:rsid="1a6f1f4c" style:font-style-asian="italic" style:font-style-complex="italic"/>
    </style:style>
    <style:style style:name="T32" style:family="text">
      <style:text-properties fo:font-style="italic" officeooo:rsid="1a7dc0ee" style:font-style-asian="italic" style:font-style-complex="italic"/>
    </style:style>
    <style:style style:name="T33" style:family="text">
      <style:text-properties fo:font-style="italic" officeooo:rsid="1a81acda" style:font-style-asian="italic" style:font-style-complex="italic"/>
    </style:style>
    <style:style style:name="T34" style:family="text">
      <style:text-properties fo:font-style="italic" officeooo:rsid="1a8417f9" style:font-style-asian="italic" style:font-style-complex="italic"/>
    </style:style>
    <style:style style:name="T35" style:family="text">
      <style:text-properties fo:font-style="italic" officeooo:rsid="1a9f7741" style:font-style-asian="italic" style:font-style-complex="italic"/>
    </style:style>
    <style:style style:name="T36" style:family="text">
      <style:text-properties fo:font-style="italic" officeooo:rsid="1aa3e978" style:font-style-asian="italic" style:font-style-complex="italic"/>
    </style:style>
    <style:style style:name="T37" style:family="text">
      <style:text-properties fo:font-style="italic" officeooo:rsid="1aab58bc" style:font-style-asian="italic" style:font-style-complex="italic"/>
    </style:style>
    <style:style style:name="T38" style:family="text">
      <style:text-properties fo:font-style="italic" officeooo:rsid="1abf8a47" style:font-style-asian="italic" style:font-style-complex="italic"/>
    </style:style>
    <style:style style:name="T39" style:family="text">
      <style:text-properties fo:font-style="italic" officeooo:rsid="1ac6a1dc" style:font-style-asian="italic" style:font-style-complex="italic"/>
    </style:style>
    <style:style style:name="T40" style:family="text">
      <style:text-properties fo:font-style="italic" officeooo:rsid="1ada0c7a" style:font-style-asian="italic" style:font-style-complex="italic"/>
    </style:style>
    <style:style style:name="T41" style:family="text">
      <style:text-properties officeooo:rsid="19507971"/>
    </style:style>
    <style:style style:name="T42" style:family="text">
      <style:text-properties officeooo:rsid="1952d0e5"/>
    </style:style>
    <style:style style:name="T43" style:family="text">
      <style:text-properties officeooo:rsid="19549fc9"/>
    </style:style>
    <style:style style:name="T44" style:family="text">
      <style:text-properties officeooo:rsid="1954e59f"/>
    </style:style>
    <style:style style:name="T45" style:family="text">
      <style:text-properties officeooo:rsid="19633827"/>
    </style:style>
    <style:style style:name="T46" style:family="text">
      <style:text-properties officeooo:rsid="196c8328"/>
    </style:style>
    <style:style style:name="T47" style:family="text">
      <style:text-properties officeooo:rsid="197d604a"/>
    </style:style>
    <style:style style:name="T48" style:family="text">
      <style:text-properties officeooo:rsid="19803b00"/>
    </style:style>
    <style:style style:name="T49" style:family="text">
      <style:text-properties officeooo:rsid="198141d8"/>
    </style:style>
    <style:style style:name="T50" style:family="text">
      <style:text-properties officeooo:rsid="1983db95"/>
    </style:style>
    <style:style style:name="T51" style:family="text">
      <style:text-properties officeooo:rsid="19856a7b"/>
    </style:style>
    <style:style style:name="T52" style:family="text">
      <style:text-properties officeooo:rsid="1987564a"/>
    </style:style>
    <style:style style:name="T53" style:family="text">
      <style:text-properties officeooo:rsid="198a524a"/>
    </style:style>
    <style:style style:name="T54" style:family="text">
      <style:text-properties officeooo:rsid="198bbc62"/>
    </style:style>
    <style:style style:name="T55" style:family="text">
      <style:text-properties officeooo:rsid="198d0a1d"/>
    </style:style>
    <style:style style:name="T56" style:family="text">
      <style:text-properties officeooo:rsid="198d8663"/>
    </style:style>
    <style:style style:name="T57" style:family="text">
      <style:text-properties officeooo:rsid="198fd146"/>
    </style:style>
    <style:style style:name="T58" style:family="text">
      <style:text-properties officeooo:rsid="19948690"/>
    </style:style>
    <style:style style:name="T59" style:family="text">
      <style:text-properties officeooo:rsid="19963606"/>
    </style:style>
    <style:style style:name="T60" style:family="text">
      <style:text-properties officeooo:rsid="1997cdca"/>
    </style:style>
    <style:style style:name="T61" style:family="text">
      <style:text-properties officeooo:rsid="1998250e"/>
    </style:style>
    <style:style style:name="T62" style:family="text">
      <style:text-properties officeooo:rsid="1999e832"/>
    </style:style>
    <style:style style:name="T63" style:family="text">
      <style:text-properties officeooo:rsid="199e7504"/>
    </style:style>
    <style:style style:name="T64" style:family="text">
      <style:text-properties officeooo:rsid="199ffab2"/>
    </style:style>
    <style:style style:name="T65" style:family="text">
      <style:text-properties officeooo:rsid="19a28d2f"/>
    </style:style>
    <style:style style:name="T66" style:family="text">
      <style:text-properties officeooo:rsid="19b16bb0"/>
    </style:style>
    <style:style style:name="T67" style:family="text">
      <style:text-properties officeooo:rsid="19bc92f4"/>
    </style:style>
    <style:style style:name="T68" style:family="text">
      <style:text-properties officeooo:rsid="19b9edff"/>
    </style:style>
    <style:style style:name="T69" style:family="text">
      <style:text-properties officeooo:rsid="19c5551f"/>
    </style:style>
    <style:style style:name="T70" style:family="text">
      <style:text-properties officeooo:rsid="19cd6837"/>
    </style:style>
    <style:style style:name="T71" style:family="text">
      <style:text-properties officeooo:rsid="19d04042"/>
    </style:style>
    <style:style style:name="T72" style:family="text">
      <style:text-properties officeooo:rsid="19d3c50c"/>
    </style:style>
    <style:style style:name="T73" style:family="text">
      <style:text-properties officeooo:rsid="19dd7feb"/>
    </style:style>
    <style:style style:name="T74" style:family="text">
      <style:text-properties officeooo:rsid="19e09aed"/>
    </style:style>
    <style:style style:name="T75" style:family="text">
      <style:text-properties officeooo:rsid="19e1cfcd"/>
    </style:style>
    <style:style style:name="T76" style:family="text">
      <style:text-properties officeooo:rsid="19e44d27"/>
    </style:style>
    <style:style style:name="T77" style:family="text">
      <style:text-properties officeooo:rsid="19e4e40c"/>
    </style:style>
    <style:style style:name="T78" style:family="text">
      <style:text-properties officeooo:rsid="19e8c761"/>
    </style:style>
    <style:style style:name="T79" style:family="text">
      <style:text-properties officeooo:rsid="19eaa6cd"/>
    </style:style>
    <style:style style:name="T80" style:family="text">
      <style:text-properties officeooo:rsid="19ec800f"/>
    </style:style>
    <style:style style:name="T81" style:family="text">
      <style:text-properties officeooo:rsid="19ee8d5a"/>
    </style:style>
    <style:style style:name="T82" style:family="text">
      <style:text-properties officeooo:rsid="19f2dce5"/>
    </style:style>
    <style:style style:name="T83" style:family="text">
      <style:text-properties officeooo:rsid="19f7b0c1"/>
    </style:style>
    <style:style style:name="T84" style:family="text">
      <style:text-properties officeooo:rsid="19f80ba0"/>
    </style:style>
    <style:style style:name="T85" style:family="text">
      <style:text-properties officeooo:rsid="1a013591"/>
    </style:style>
    <style:style style:name="T86" style:family="text">
      <style:text-properties officeooo:rsid="1a0387b0"/>
    </style:style>
    <style:style style:name="T87" style:family="text">
      <style:text-properties officeooo:rsid="1a1996e6"/>
    </style:style>
    <style:style style:name="T88" style:family="text">
      <style:text-properties officeooo:rsid="1a309250"/>
    </style:style>
    <style:style style:name="T89" style:family="text">
      <style:text-properties officeooo:rsid="1a33f416"/>
    </style:style>
    <style:style style:name="T90" style:family="text">
      <style:text-properties officeooo:rsid="1a3663f5"/>
    </style:style>
    <style:style style:name="T91" style:family="text">
      <style:text-properties officeooo:rsid="1a36849e"/>
    </style:style>
    <style:style style:name="T92" style:family="text">
      <style:text-properties officeooo:rsid="1a3e7439"/>
    </style:style>
    <style:style style:name="T93" style:family="text">
      <style:text-properties officeooo:rsid="1a3fd81a"/>
    </style:style>
    <style:style style:name="T94" style:family="text">
      <style:text-properties officeooo:rsid="1a421006"/>
    </style:style>
    <style:style style:name="T95" style:family="text">
      <style:text-properties officeooo:rsid="1a471f78"/>
    </style:style>
    <style:style style:name="T96" style:family="text">
      <style:text-properties officeooo:rsid="1a4c8d6d"/>
    </style:style>
    <style:style style:name="T97" style:family="text">
      <style:text-properties officeooo:rsid="1a57d3a5"/>
    </style:style>
    <style:style style:name="T98" style:family="text">
      <style:text-properties officeooo:rsid="1a5a81f8"/>
    </style:style>
    <style:style style:name="T99" style:family="text">
      <style:text-properties officeooo:rsid="1a670a48"/>
    </style:style>
    <style:style style:name="T100" style:family="text">
      <style:text-properties officeooo:rsid="1a6c9744"/>
    </style:style>
    <style:style style:name="T101" style:family="text">
      <style:text-properties officeooo:rsid="1a6d6eac"/>
    </style:style>
    <style:style style:name="T102" style:family="text">
      <style:text-properties officeooo:rsid="1a6f1f4c"/>
    </style:style>
    <style:style style:name="T103" style:family="text">
      <style:text-properties officeooo:rsid="1a7820f3"/>
    </style:style>
    <style:style style:name="T104" style:family="text">
      <style:text-properties officeooo:rsid="1a782a35"/>
    </style:style>
    <style:style style:name="T105" style:family="text">
      <style:text-properties officeooo:rsid="1a7b3718"/>
    </style:style>
    <style:style style:name="T106" style:family="text">
      <style:text-properties officeooo:rsid="1a7dc0ee"/>
    </style:style>
    <style:style style:name="T107" style:family="text">
      <style:text-properties officeooo:rsid="1a805cf5"/>
    </style:style>
    <style:style style:name="T108" style:family="text">
      <style:text-properties officeooo:rsid="1a81acda"/>
    </style:style>
    <style:style style:name="T109" style:family="text">
      <style:text-properties officeooo:rsid="1a838438"/>
    </style:style>
    <style:style style:name="T110" style:family="text">
      <style:text-properties officeooo:rsid="1a8417f9"/>
    </style:style>
    <style:style style:name="T111" style:family="text">
      <style:text-properties officeooo:rsid="1a86d5e3"/>
    </style:style>
    <style:style style:name="T112" style:family="text">
      <style:text-properties officeooo:rsid="1a889dcf"/>
    </style:style>
    <style:style style:name="T113" style:family="text">
      <style:text-properties officeooo:rsid="1a8b51b5"/>
    </style:style>
    <style:style style:name="T114" style:family="text">
      <style:text-properties officeooo:rsid="1a90d516"/>
    </style:style>
    <style:style style:name="T115" style:family="text">
      <style:text-properties officeooo:rsid="1a9277ce"/>
    </style:style>
    <style:style style:name="T116" style:family="text">
      <style:text-properties officeooo:rsid="1a935b18"/>
    </style:style>
    <style:style style:name="T117" style:family="text">
      <style:text-properties officeooo:rsid="1a9f7741"/>
    </style:style>
    <style:style style:name="T118" style:family="text">
      <style:text-properties officeooo:rsid="1aa3e978"/>
    </style:style>
    <style:style style:name="T119" style:family="text">
      <style:text-properties officeooo:rsid="1aaa2e38"/>
    </style:style>
    <style:style style:name="T120" style:family="text">
      <style:text-properties officeooo:rsid="1aab58bc"/>
    </style:style>
    <style:style style:name="T121" style:family="text">
      <style:text-properties officeooo:rsid="1aadba32"/>
    </style:style>
    <style:style style:name="T122" style:family="text">
      <style:text-properties officeooo:rsid="1ab70584"/>
    </style:style>
    <style:style style:name="T123" style:family="text">
      <style:text-properties officeooo:rsid="1ab7dd5f"/>
    </style:style>
    <style:style style:name="T124" style:family="text">
      <style:text-properties officeooo:rsid="1ac0271a"/>
    </style:style>
    <style:style style:name="T125" style:family="text">
      <style:text-properties officeooo:rsid="1ac6a1dc"/>
    </style:style>
    <style:style style:name="T126" style:family="text">
      <style:text-properties officeooo:rsid="1ada0c7a"/>
    </style:style>
    <style:style style:name="T127" style:family="text">
      <style:text-properties officeooo:rsid="1ae096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ЙАААГГГГХХХХ<text:span text:style-name="T1">— Слотроп вскидывает свою ношу пальто, готов <text:s/>швырнуть и броситься наутёк, но майор лишь улыбается. «Привет, товарищ. Ты как раз вовремя для Атомного Чили от Двайна Марви! Двай движь стул ближе, садись, а? Яах-ха-ха-ха! Мала Как-там-её притопала»,– хихикает и лапает пока девочка размещает свою доставку в громадный навал мехов, что заполняет почти всю комнату,– «она типа грубит иногда. Надеюсь ты ж не думаешь, что мы тут что-то нарушаем, то есть в твоей зоне и всё такое».</text:span></text:p>
      <text:p text:style-name="P6">– <text:span text:style-name="T2">Совсем нет, майор,</text:span>– <text:span text:style-name="T2">подделывается под Русский акцент, получается на манер Бела Лугоши. Марви достаёт свой пропуск всё равно, большая часть написана от руки, тут и там пришлёпнуто печатью. Слотроп прижмуривается на рукописную кириллицу внизу и различает подпись Чичерина. «Ах</text:span>–<text:span text:style-name="T2">. Я взаимодействовал с полковником Чичериным раза два».</text:span></text:p>
      <text:p text:style-name="P7">– <text:span text:style-name="T3">Эй, слхал чёв Пенемюнде было? Куч х’сосов пришли и угнали Дер Шпрингера прям спод носа полковника. Ага. Дер Шпрингера знаш? Крутой гад, тварищ. Эт х’сос так въелся в меха не оставлят места свабод прпырнимателям как я да старина Чортов Чиклиц.</text:span></text:p>
      <text:p text:style-name="P36">Старина Чортов Чиклиц, чья мать назвала его Клейтоном, прятался за кипой норковых шапочек, целя .45 в живот Слотропа. «<text:span text:style-name="T4">Знаш, он окей, кореш»,– Марви орёт,– «Эй, там, несите нам ищ того шампанского, э!» Чиклиц почти такой же толстый как и Марви и носит очки в роговой оправе, а макушка его головы блстит как и лицо. Они стоят тут, охватив рукой плечи друга, два улыбающихся толстяка. «Иван, ты <text:s/>видишь 10000 калорий в день, вот тута»,– указывает большим пальцем на два брюха с подмигом.– «Этат Чиклиц хочит быть Королеским Младенчиком»,– и тут они оба разражаются хохотом. Чиклиц и вправду надумал как делать деньги на передислокации. Он вот-вот обтяпает со Спец Службами <text:s/>исключительный контракт на увеселения при пересечении экватора каждым кораблём для переброски войск, что меняет полушария. А сам Чиклиц будет Королевским Младенчиков на всех куда успеет, такое вписано условие. Он мечтает о поколениях пушечного мяса, что подползают на коленях, один за другим, приложиться поцелуем к его брюху, пока он заглатывает индюшачьи ножки и порции мороженого и вытирает свои пальцы о волосы этих головастиков. Официально он тут один из Американских промышленников при Тех-Силах, просматривает Германскую инженерию, особбенно секретные вооружения. А дома он владелец фабрики игрушек в Натли, штат Нью Джерси. Разве кто-то сможет забыть завоевавшего громадную популярность Сочного Япошку, наполняешь куклу кетчупом и тычешь штыком в любую из специальных прорезей и она разлетается на куски, всего 82, реалистично податливый пластик, по всей комнате? или-или Проныра Сэм, игра для развития навыков, где ты должен пристрелить Нгра прежде, чем тот сиганёт через забор с арбузом, вызов рефлексам мальчиков и девочек любого возраста? В текущий момент бизнес идёт сам собою, но Чиклиц держит прицел на будущее. Вот почему он проворачивает этот меховой бизнес, а Михельскирхе служит складом на целый регион. «Экономия. Надо сколотить капиталец, чтобы продержал меня»,– расплёскивает шампанское по золотым чашам для причастия,– «пока увидим как оно обернётся. Сам-то прикидываю очень большое имеется будущее у этих V-вооружениях. Большую будут давать прибыль». </text:span></text:p>
      <text:p text:style-name="P37">Старая церковь пахнет пролитым вином, <text:span text:style-name="T5">Американским потом, кордитом от недавней стрельбы, но это всё сырые недавние вторжения не сумевшие одолеть преобладающий Католический дух—ладан, воск, столетия кроткого блеяния устами паствы. Дети приходят и уходят, доставляют меха и забирают их, болтают с Людвигом и вскоре приглашают проверить вагоны на товарной станции. </text:span></text:p>
      <text:p text:style-name="P38">Всего в списке у Чиклица 30 детей. «<text:span text:style-name="T6">Моя мечта»,– признаётся он,– «отвезти всех этих детей домой в Америку, в Голливуд. По-моему, у них есть будущее в кино. Ты слышал про Сесила Б. Де Милла, кинопродюссера? Мой свояк с ним очень близок. Думаю, что смогу научить их пению или ещё там что, заключу групповой контракт с Де Миллем. Он сможет использовать их для настоящих крутых номеров, религиозные сцены, сцены оргий.— </text:span></text:p>
      <text:p text:style-name="P8"><text:soft-page-break/>– <text:span text:style-name="T7">Ха!</text:span>–<text:span text:style-name="T7"> Вскрикивает Марви, обливаясь шампанским, пуча глаза,</text:span>– <text:span text:style-name="T8">Ты замечтался по полной, корифан! Продаёшь этоих детей Де Миллу и будь уверен </text:span><text:span text:style-name="T10">петь</text:span><text:span text:style-name="T8"> им не придётся. Он использует этих х’сосиков как </text:span><text:span text:style-name="T10">рабов на галерах</text:span><text:span text:style-name="T8">! </text:span><text:span text:style-name="T10">Йах</text:span><text:span text:style-name="T8">-ха-ха</text:span>—<text:span text:style-name="T41">ага, они будут прикованы к вёслам, надрывать жопу и грести для старого Генри Вилкосона в сторону заката сражаться с теми Греками, Персами или кем там ещё. <text:s/>! </text:span></text:p>
      <text:p text:style-name="P9">– <text:span text:style-name="T42">Галерными рабами?</text:span>– <text:span text:style-name="T42">рычит Чиклиц</text:span>– <text:span text:style-name="T43">Да ни за что, Богом клянусь. Для Де Милла меховые шпингалеты на погребу!</text:span></text:p>
      <text:p text:style-name="P39">Сразу за городской чертой, останки батареи А-4, <text:span text:style-name="T44">брошенной где была, когда войска бежали на юг не попасть в клещи Британцев и Русских. Марви с Чиклицем отправляются взлянуть и Слотроп тоже приглашён. Но сперва тот вопрос с Атомным Чили Двайна Марви, который оказывается пробой мужества. Бутылка с шампанским под рукой, но запивать из неё сочтётся признаком слабости. Когда-то Слотроп клюнул бы, но теперь ему даже и думать не надо. Пока двое Американцев, ослепнув, испуская пылающими носами <text:s text:c="2"/>невероятные объёмы соплей, переживают то, что авторитетный Путеводитель Крохобора по Зоне именует «</text:span><text:span text:style-name="T11">Götterdämmerung</text:span><text:span text:style-name="T44"> слизистой оболочки», Слотроп сидит прихлёбывая шампанское как шипучку, кивает, улыбается, изредка говорит </text:span><text:span text:style-name="T11">da, da</text:span><text:span text:style-name="T44">, чтобы казаться не тем, кто он есть.</text:span></text:p>
      <text:p text:style-name="P40">Они выезжают в указанное место на зелёном, ухмылистом штабном Форде. <text:span text:style-name="T45">Марви, как только втиснулся за руль, тут же превращается в алкоманьяка—</text:span><text:span text:style-name="T12">иииииррррр с</text:span><text:span text:style-name="T45">палил резину, что хватило бы на гандоны для целой дивизии, с нуля на 70 прежде, чем стихло эхо, старается переехать велосипедистов налево и направо, разгоняя скотину, пока Чортов Чиклиц, с бутылкой шампанского в каждом кулаке, подгоняет его—Марви ревёт «Роза Сан Антонья», его люббуму песню, Чиклиц вопит через окно наставления, типа «Не подъёбывай Малого, а то вместо Ёбаря будешь Заёбаным», что продолжается какое-то время и вызывает лишь пару-другую изумлённых Фашистских салютов от старушек и детворы на обочине.</text:span></text:p>
      <text:p text:style-name="P41">Площадка это выгорелый круг зарастающий зеленью новой травы, посреди рощицы буков и ольхи. </text:p>
      <text:p text:style-name="P42">Металл камуфляжного окраса молча стоит среди призрачной толпы запоздалых одуванчиков, <text:span text:style-name="T46">серые головы совместно кивают в ожидании светящегося ветра, что сорвёт их в сторону моря, понесёт в Данию и во все точки Зоны. Всё растащено. Машины вернулись к <text:s/>выпотрошенному дизайну их изначальных спецификаций, хотя всё ещё чувствуется запах бензина и смазки. Незабудки растут безудержно синим безудержно жёлтым в путанице проводов и шлангов. Ласточки свили гнездо в машине управления, а паук начал заполнять переплёты подъёмника Meillerwagen’а своей паутиной. «Блядь»,– грит майор Марви,– «ёбаные Руски всё поразграбляли, без обид, товаришш». Они протаптывают тропу через зелёные и пурпурные травы. Контрольные вехи, каждая с прибитым сверху клочком белого, всё ещё тянутся цепочкой к передатчику сигнала направления. На восток. Стало быть то были Русские, кого они пытались остановить….</text:span></text:p>
      <text:p text:style-name="P43">Красный, белый, синий мелькают из пыли на полу машины управления <text:span text:style-name="T47">полётом. Слотроп припадает на одно колено. Мандала </text:span><text:span text:style-name="T13">Schwarzkommando</text:span><text:span text:style-name="T47">: KEZVH. Он поднимает взгляд к хитрой толстогубой улыбке Марви.</text:span></text:p>
      <text:p text:style-name="P10">– <text:span text:style-name="T48">Да канешна. Как я не понил. На тибе ж </text:span><text:span text:style-name="T14">пагонав</text:span><text:span text:style-name="T48"> нету. Яснааа… ты типа Совейская КонРазведка. Ага ж?</text:span>– <text:span text:style-name="T48">Слотроп отводит глаза.</text:span>– <text:span text:style-name="T48">Эй. Эй, кавоты хошь набуть? А?</text:span>– <text:span text:style-name="T49">Улыбка исчезает,</text:span>– <text:span text:style-name="T49">Оп-па-а-а, тебя ж не полковник Чичерин падаслал. Он ещё </text:span><text:span text:style-name="T15">тот</text:span><text:span text:style-name="T49"> Руски.</text:span></text:p>
      <text:p text:style-name="P11">– <text:span text:style-name="T50">Поверьте,</text:span>– <text:span text:style-name="T50">подъемля мандалу, крест против вампира,</text:span>– <text:span text:style-name="T51">мой единственный интерес разобраться с проблемой </text:span><text:span text:style-name="T16">этих</text:span><text:span text:style-name="T51"> чёрных дьяволов.</text:span></text:p>
      <text:p text:style-name="P44">Улыбка возвращается, толстая пятерня ложится на локоть Слотропу. «<text:span text:style-name="T52">Вы нагатовилися их покаруселить, как падайдут ищо таваришши?»</text:span></text:p>
      <text:p text:style-name="P12">– <text:span text:style-name="T52">Покаруселить? Я не совсем понимаю о чём</text:span>—</text:p>
      <text:p text:style-name="P13"><text:soft-page-break/>– <text:span text:style-name="T17">Ты</text:span><text:span text:style-name="T52"> точна знаш. Канчай. Да эти ж </text:span><text:span text:style-name="T17">чёрномазики</text:span><text:span text:style-name="T52"> стоят лагерем за городам! Эй, Иван, эт </text:span><text:span text:style-name="T17">чёрт дери</text:span><text:span text:style-name="T52"> забава будет! Я сёдни цел день начищал сваво Кольта,</text:span>– <text:span text:style-name="T53">поглаживает свой пистолет в кобуре.</text:span>– <text:span text:style-name="T54">Забацаю сибе шапачку из чёрной кожи какова-то с те х’сосов и я те ни скажу кака его запчасть будит балтаца спозади, а? Ха?</text:span>– <text:span text:style-name="T55">И это так взвеселяет Чортова Чиклица, что готов задохнуться от смеха.</text:span></text:p>
      <text:p text:style-name="P14">– <text:span text:style-name="T56">Вообще-то,</text:span>– <text:span text:style-name="T56">Слотроп изобретает по ходу того, как говорит,</text:span>– <text:span text:style-name="T56">моя миссия в разведывательной координации,</text:span>– <text:span text:style-name="T56">хрен его знает, что это значит,</text:span>– <text:span text:style-name="T56">в подобных операциях. Моя задача тут, фактически, разведать позиции врага.</text:span></text:p>
      <text:p text:style-name="P15">– <text:span text:style-name="T57">Враг, этта тошна,</text:span>– <text:span text:style-name="T57">кивает Чиклиц.</text:span>– <text:span text:style-name="T57">У них оружие и всё такое. В руках негритоса должна быть только одна вещь </text:span><text:span text:style-name="T18">веник</text:span><text:span text:style-name="T57">!</text:span></text:p>
      <text:p text:style-name="P45">Марви хмурится: «Ну ты жа не ждёшь от нас, што ща пойдём с табой туда. <text:span text:style-name="T58">Магём те разаснить как туда, таваришш, но ты </text:span><text:span text:style-name="T19">ч</text:span><text:span text:style-name="T20">о</text:span><text:span text:style-name="T19">кнутый</text:span><text:span text:style-name="T58"> идти туда <text:s/>одиночкой. Чё те не падаждать? Атака ж пойдёт в полночь, ага? Оно те нада? Жди!</text:span></text:p>
      <text:p text:style-name="P16">– <text:span text:style-name="T59">Необходимо собрать информацию заранее,</text:span>– <text:span text:style-name="T59">с лицом для игры в покер, для покера, хорошо, хорошо...</text:span>– <text:span text:style-name="T60">не вам мне говорить насколько это важно...</text:span>– <text:span text:style-name="T61">полная полспудных смыслов пауза Лугоши,</text:span>– … <text:span text:style-name="T61">для </text:span><text:span text:style-name="T21">всех</text:span><text:span text:style-name="T61"> нас.</text:span></text:p>
      <text:p text:style-name="P17">– <text:span text:style-name="T62">Так что ему говорят где базируются </text:span><text:span text:style-name="T22">Schwarzkommando</text:span><text:span text:style-name="T62"> и подвозят до города, где бизнесмены подхватывают пару охочих </text:span><text:span text:style-name="T22">Fräuleins </text:span><text:span text:style-name="T63">и укатывают в сторону заката. Слотроп стоит в их выхлопных газах, бормочет:</text:span></text:p>
      <text:p text:style-name="P18">– <text:span text:style-name="T64">В следующий раз нарвёшься уже не на бисквитный торт, ты, жопа с ручкой….</text:span></text:p>
      <text:p text:style-name="P46">Ему потребовался <text:s/>час, чтобы доьраться до лагеря пешком <text:span text:style-name="T65">через широкие луга, чй цвет становится всё глубже словно пропитываясь зелёной краской в своей дрёме… он различает тени каждой былинки тянущиеся общей тенью к востоку… чисто молочный свет всплывает колокольным изгибом повыше почти зашедшего солнца, прозрачно белая плоть, растворяющаяся через множество оттенком голубого, от порохового до тёмно стального в зените… почему он тут, зачем ему это? Это тоже идея Урсулы лемминга, мешаться в личные разборки посторонних людей, когда ему надо… не важно что… эх….</text:span></text:p>
      <text:p text:style-name="P47">Да! да что сталось с Imipolex G, с тем всем Джамфом, а и <text:span text:style-name="T66">с тем S-Gerät, тут нужен твёрдый глаз непредвзятого наблюдателя, да идти в одиночку против всех и вся, отомстить за моего друга, которого Они убили, забрать мои Удостоверения и найти тот кусок загадочной детали но сейчас это о ПРОСТО КАК—</text:span></text:p>
      <text:p text:style-name="P5"/>
      <text:p text:style-name="P75">ИСКА-АТЬ ИГОЛКУ В СТОГУ СЕ-Е-Е-НА!</text:p>
      <text:p text:style-name="P76">Ссссс<text:span text:style-name="T1">—</text:span>смотривинфракаких-то лучах полнолуния,</text:p>
      <text:p text:style-name="P76">(Что-то) ухватит тебяаааа!</text:p>
      <text:p text:style-name="P48"/>
      <text:p text:style-name="P49">Ноги ш<text:span text:style-name="T67">ушукаются</text:span> сквозь травы и растительность лугов, <text:span text:style-name="T67">напевают в точности в той бездыханной, запрокинутой манере Фреда Эстейра, когда тот взвешивал свои шансы когда-либо снова найти Джинджер Роджерс по эту сторону их грациозной смертности….</text:span></text:p>
      <text:p text:style-name="P53">Затем, резко переключается обратно— нет нет, погоди, тебе ж надо трезво спланировать, прикинуть <text:s/>возможные варианты, определить цели в этот критический поворотный момент своей... </text:p>
      <text:p text:style-name="P50">Йа<text:span text:style-name="T1">—</text:span><text:span text:style-name="T9">та-та</text:span>, <text:span text:style-name="T68">ИСКА-АТЬ ИГОЛКУ В СТО—</text:span></text:p>
      <text:p text:style-name="P51">Нетнетнетнет <text:span text:style-name="T69">брось, Джексон, перестань дурить, надо </text:span><text:span text:style-name="T23">сосредоточиться</text:span><text:span text:style-name="T69">…. Теперь про S-Gerät—Окей, если получится найти S-Gerät и как Джамф вписывается во всё это, если смогу узнать, да да теперь Imipolex… <text:s/></text:span></text:p>
      <text:p text:style-name="P50"/>
      <text:p text:style-name="P77">—<text:span text:style-name="T70">в поисках (хм-м) полного шафраном погребка…</text:span></text:p>
      <text:p text:style-name="P19"/>
      <text:p text:style-name="P52"><text:soft-page-break/>О…</text:p>
      <text:p text:style-name="P55">И в этот примерно момент, <text:span text:style-name="T71">словно просто кто-то очень захотел и заставил появиться, возникает один-единственный укол иглой в небе: первая звезда. </text:span></text:p>
      <text:p text:style-name="P56">Пусть я успею предупредить их вовремя.</text:p>
      <text:p text:style-name="P57">Они переняли Слотропа между деревьев, <text:span text:style-name="T72">тощие, бородатые, чёрные—они приводят его к кострам, где кто-то играет на пальцевой арфе, дека выточена из куска Германской сосны, а булавками обрезки рессор Фольксвагена. Женщины в белых ситцевых юбках с узором из синих цветов, в белых блузах, плетёных передниках, и чёрных платках заняты с кастрюлями и жаровниками. На некоторых ожерелья из кусочков страусиных яиц с ножевыми насечками, красные и синие. Большущий кус говядины проворачивается на деревянном шампуре над костром.</text:span></text:p>
      <text:p text:style-name="P58">Енцина тут нет, но <text:span text:style-name="T73">есть Андреас Орукамбе, нервный как туго натянутый провод, во флотском свитере и армейских штанах. Он помнит Слотропа: «</text:span><text:span text:style-name="T24">Was ist los?</text:span><text:span text:style-name="T73">»</text:span></text:p>
      <text:p text:style-name="P59">Слотроп сообщает: «Собираются напасть в полночь. Не знаю сколько будет, <text:span text:style-name="T74">но может вам лучше <text:s/>уйти».</text:span></text:p>
      <text:p text:style-name="P20">– <text:span text:style-name="T74">Может,</text:span>– <text:span text:style-name="T74">улыбается Андреас,</text:span>– <text:span text:style-name="T74">Ты ел?</text:span></text:p>
      <text:p text:style-name="P60">Спор, уйти или остаться, продолжается за ужином. <text:span text:style-name="T75">Это расходится с тем как в офицерской школе Слотропа учили принимать тактические решения. Похоже тут имеются иные соображения, что-то о чём знают Иреро Зоны, а Слотроп нет.</text:span></text:p>
      <text:p text:style-name="P21">– <text:span text:style-name="T76">Мы должны идти куда идём,</text:span>– <text:span text:style-name="T76">Андреас поясняет ему позже,</text:span>– <text:span text:style-name="T76">куда Мукуру хочет, чтоб мы шли.</text:span></text:p>
      <text:p text:style-name="P22">– <text:span text:style-name="T77">О. О, я думал вы тут что-то ищете, как и все другие. Как насчёт 00000?</text:span></text:p>
      <text:p text:style-name="P23">– <text:span text:style-name="T78">Всё в руках Мукуру. Он прячет это там, где хочет, чтоб мы искали.</text:span></text:p>
      <text:p text:style-name="P24">– <text:span text:style-name="T79">Слушай, у меня ест наводка по тому S-Gerät.</text:span>– <text:span text:style-name="T79">Он пересказывает историю Греты Эрдман</text:span>—<text:span text:style-name="T80">Хит, нефтеперегонный завод, имя Блисеро</text:span>—</text:p>
      <text:p text:style-name="P61"><text:span text:style-name="T9">Это</text:span> <text:span text:style-name="T90">дзинькнуло</text:span> знакомым звоночком. Грянуло гонгом, фактически. <text:span text:style-name="T81">Все переглядываются. «Так»,– Андреас весьма осторожно,– «это имя того Немца, <text:s/>командира батареи применившей S-Gerät?</text:span></text:p>
      <text:p text:style-name="P25">– <text:span text:style-name="T82">Я не знаю </text:span><text:span text:style-name="T25">применили</text:span><text:span text:style-name="T82"> ли они его. Блисеро отвёз женщину на завод, где его либо собирали, либо изготовили какую-то часть его, из пластика, что называется Imipolex G.</text:span></text:p>
      <text:p text:style-name="P26">– <text:span text:style-name="T83">И она не сказала где именно.</text:span></text:p>
      <text:p text:style-name="P26">– <text:span text:style-name="T84">Только <text:s/>«это был Хит». Попробуйте найти её мужа. Миклош Танац. Он, возможно, видел сам запуск, если это было. Там происходило что-то необычное, но я так и не узнал что.</text:span></text:p>
      <text:p text:style-name="P27">– <text:span text:style-name="T85">Спасибо.</text:span></text:p>
      <text:p text:style-name="P28">– <text:span text:style-name="T85">Не за что. Можете мне кое-что сказать теперь.</text:span>– <text:span text:style-name="T86">Он вытаскивает найденную им мандалу.</text:span>– <text:span text:style-name="T86">Что это значит?</text:span></text:p>
      <text:p text:style-name="P62">Андреас кладёт её на землю, проворачивает, пока К смотрит на северо-восток. «Klar»,<text:span text:style-name="T1">– касается каждой буквы по очереди,– «Entlüftung, это женские буквы. Северные буквы. В наших деревнях женщины жили в хижинах на севернй половине круга, мужчины на южной. Сама деревня была мандалой. Klar это оплодотворение и рождение, <text:s/>Entlüftung дыхание, душа. Zündung и Vorstufe мужские знаки, деятельность, огонь и приготовление, или нарастание. А в центре, вот тут Hauptstufe. Это загородка, где мы держали священный скот. Души предков. То же самое и тут. Рождение, душа, огонь, нарастание. Мужское и женское, вместе. </text:span></text:p>
      <text:p text:style-name="P63">Четыре стабилизатора <text:span text:style-name="T87">Ракеты представляли крест, ещё одна мандала. Номер первый указывал направление куда полетит. Второй для высоты, третий от рысканья и качки, четвёртый для высоты. Каждая из противоположных пар лопаток работала вместе, и двигалась в противоположных смыслах. Противоположности вместе. Теперь понимаешь как <text:s/>мы могли чувствовать что она говорит с нами, пусть даже мы не поднимали её в позицию, чтобы поклоняться стабилизаторам. Но это ожидало нас, когда мы приехали на север, вГерманию, очень давно… даже в растерянности, оторванные от корней, какими мы тогда были, мы </text:span><text:span text:style-name="T26">знали</text:span><text:span text:style-name="T87">, </text:span><text:soft-page-break/><text:span text:style-name="T87">что наша судьба связана с её собственной. Что нас переместила армия Троты для того, чтобы мы нашли Агрегат. </text:span></text:p>
      <text:p text:style-name="P78">Слотроп отдаёт ему мандалу. Надеется, чт та сработает как мантра, которую Енцин говорил ему когда-то, мба-каере (я обойдён), мба-каере… заклинание против Марви в эту ночь, против Чичерина. Мезуза. Пережить плохую ночь….</text:p>
      <text:p text:style-name="P78"><draw:frame draw:style-name="fr1" draw:name="Image1" text:anchor-type="paragraph" svg:width="6.9252in" svg:height="0.3661in" draw:z-index="0"><draw:image xlink:href="Pictures/1000000000000B720000009B428C9716555D8079.png" xlink:type="simple" xlink:show="embed" xlink:actuate="onLoad" loext:mime-type="image/png"/></draw:frame><text:s text:c="2"/></text:p>
      <text:p text:style-name="P59"><text:span text:style-name="T9">Schwarzkommando</text:span> <text:span text:style-name="T88">захватили Ахтфадена, но Чичерину достался Нэриш. Тот обошёлся ему в Дер Шпрингера и трёх военнослужащих в палате госпиталя с укусами. У одного прокушена артерия. <text:s/>Нэриш пытался прорваться в стиле Оди Мёрфи. Обмен коня на слона—Нэриш в состоянии наркотического гипноза орал про Святой Круг и Крест Ракетостабилизаторов. Но чёрным неизвестно то, что ещё знал Нэриш:</text:span></text:p>
      <text:p text:style-name="P64">(а) с земли имелась радиосвязь с S-Gerät, <text:span text:style-name="T89">но лишь в таком направлении,</text:span></text:p>
      <text:p text:style-name="P65">(б) имелась проблема между сервоприводом и дополнительной линий кислорода проложенной понапраавлению к корме от основного бака,</text:p>
      <text:p text:style-name="P66">(в) Вайсман не только координировал проект S-Gerät в Нордхаузене, но ещё и командовал батареей запустившей Ракету 00000.</text:p>
      <text:p text:style-name="P67">Тотальный шпионаж. <text:span text:style-name="T91">Кусочек за кусочкам эта мозаика растёт. Чичерин, без сейфа, носит её в своём мозгу. Каждый кусок и осколочекк вписывается. Куда более ценная чем мозаика Равенны, иногда предстаёт на фоне это неба крахмального цвета….</text:span></text:p>
      <text:p text:style-name="P68">Радиосвязь + кислород = форсажная камера некоего рода. <text:span text:style-name="T92">Однако Нэриш говорил таке об асимметрии, какой-то груз возле третьей лопасти стабилизатора, что усложняло контроль качки и рысканья почти до невозможности. </text:span></text:p>
      <text:p text:style-name="P69">Но разве та форсажная камера не добавит асимметричного сгорания, и не будет ли нагрев больше, чем конструк<text:span text:style-name="T93">ц</text:span>ия способна выдержать? <text:span text:style-name="T94">Чёрт, почему он не захватил хоть </text:span><text:span text:style-name="T27">какого-нибудь </text:span><text:span text:style-name="T94"><text:s/>специалиста движущей системы? Или Американцы их всех собрали?</text:span></text:p>
      <text:p text:style-name="P70">Майор Марви, охотничий нож в зубах и два автомата Томсона упёрты в бёдра, <text:span text:style-name="T95">так же ошарашен на поляне, как и остальные атакующие, не в настроении для разговоров. Вместо этого он хмурится и хлыщет водку из бездонного котелка Джабаева. <text:s/>Но едва любой из инженеров двигательного отдела по S-Gerät показался бы в Гармише, Марви дал бы ему знать. Так оно делается. Западная разведка, Русские пальцы на спусковом крючке.</text:span></text:p>
      <text:p text:style-name="P71">О, он <text:span text:style-name="T9">нюхом чует</text:span> Енцина… <text:span text:style-name="T96">даже сейчас чёрный может смотреть на него из ночи. Чичерин закуривает сигарету, зелёносинелавандовый огонь оседает в жёлтый… он держит пламя дольше чем нужно, думает </text:span><text:span text:style-name="T28">пусть он. Он не станет. Я бы нет. Ну… может и да</text:span><text:span text:style-name="T96">….</text:span></text:p>
      <text:p text:style-name="P72">Но в эту ночь стало на квантовый скачок ближе. <text:span text:style-name="T97">Они точно встретятся. Это случится из-за S-Gerät, неважно реален тот или вымышлен, неважно работает ли или разбит, они встретятся лицом к лицу. </text:span><text:span text:style-name="T29">Тогда уж</text:span><text:span text:style-name="T97">…</text:span></text:p>
      <text:p text:style-name="P73">А тем временем, что за таинственный <text:span text:style-name="T98">агент сСоветской разведки, о котором говорит Марви? С паранойей тебя, Чичерин. Возможно в Москву настучали про твою вендетту. Если они собирают улики для военно-полевого, то на этот раз уже Центральной Азией не обойдётся. Готовься к должности Последнего Секретаря посольства в Атлантиде. Сможешь вести переговоры насчёт арестов за наркотики всех утонувших Руссих моряков, выправишь своему отцу визы в далёкую Лемурию, на солнечные курорты Саргасова морякуда сбираются кости валяться и белеть и насмехаться над проходящими судами. А за минуту до его отправления на полуденном течении, брошюрки втиснуты меж рёбер, скрутка чеков для путешествия втиснута в глазницу черепа, скажи ему про его чёрного сына—расскажи ему про тот день с Енциным в наползающем краю осени. Холодной как смертный холод апельсина присыпанного колотым льдом на террасе <text:s/>отеля </text:span><text:soft-page-break/><text:span text:style-name="T98">в Барселоне </text:span><text:span text:style-name="T30">si me quieres escribir </text:span><text:span text:style-name="T99">ты уже знаешь, где я остановлюсь… холод в кончике твоего пальца счищающего кожуру, неизлечимо нагрянувший холод….</text:span></text:p>
      <text:p text:style-name="P29">– <text:span text:style-name="T100">Послушай,</text:span>– <text:span text:style-name="T100">Марви уже на поддаче и разозлён,</text:span>– <text:span text:style-name="T100">када мы даберёмся до тех х’сосов?</text:span></text:p>
      <text:p text:style-name="P30">– <text:span text:style-name="T101">Никуда не денутся, можешь не сомневаться.</text:span></text:p>
      <text:p text:style-name="P31">– <text:span text:style-name="T102">Ты ба знал ка </text:span><text:span text:style-name="T31">на мня</text:span><text:span text:style-name="T102"> давют с Парижа! Со штаба! Фантастика! Тама навирху есь люди шо им ба покончать тех <text:s/>х’сосов прям </text:span><text:span text:style-name="T31">щас</text:span><text:span text:style-name="T102">. А то ж нажмут кнопку и не видать мне Мексиканских шлюх скоко </text:span><text:span text:style-name="T31">живу</text:span><text:span text:style-name="T102">. Типерь сичёш чё те черномазики удумали, хто-та должон становить их покуда не трахнули, блядь</text:span>—</text:p>
      <text:p text:style-name="P32">– <text:span text:style-name="T103">Этот человек из разведки, что ты видел</text:span>—<text:span text:style-name="T104">политика наших правительств легко может овпадать</text:span>—</text:p>
      <text:p text:style-name="P32">– <text:span text:style-name="T104">Те в спину не дышит Дженерал Электрик. <text:s/>Дилон… Рид… Стандарт Ойл… блядь….</text:span></text:p>
      <text:p text:style-name="P33">– <text:span text:style-name="T105">Так это так и надо, парни,</text:span>– <text:span text:style-name="T105">вмешивается Чортов Чиклиц.</text:span>– <text:span text:style-name="T106">Тут </text:span><text:span text:style-name="T32"><text:tab/></text:span><text:span text:style-name="T106"> бизнесмены, чтоб правильно вести дела, вместо того, чтоб всем заправляло правительство. Твоя левая рука не знает что </text:span><text:span text:style-name="T32">правая</text:span><text:span text:style-name="T106"> твоя </text:span><text:span text:style-name="T32">делает</text:span><text:span text:style-name="T106">! Вам </text:span><text:span text:style-name="T32">понятно</text:span><text:span text:style-name="T106">?</text:span></text:p>
      <text:p text:style-name="P74">Что <text:s/>за дела <text:span text:style-name="T107">тут</text:span>? Политический диспут? <text:span text:style-name="T108">Мало унижения, что упущены </text:span><text:span text:style-name="T33">Schwarzkommando</text:span><text:span text:style-name="T108">, нет, ещё не всё, не думай, что легко отделаешься….</text:span></text:p>
      <text:p text:style-name="P34">– <text:span text:style-name="T108">А и как насчёт Герберта Гувера?</text:span>– <text:span text:style-name="T109">Чиклиц вскрикивает.</text:span>– <text:span text:style-name="T110">Он пришёл и </text:span><text:span text:style-name="T34">накормил</text:span><text:span text:style-name="T110"> ваш народ, когда вы голодали. Тут </text:span><text:span text:style-name="T34">любят</text:span><text:span text:style-name="T110"> Гувера</text:span>—</text:p>
      <text:p text:style-name="P35">– <text:span text:style-name="T111">Да— Чичерин его прерывает,</text:span>– <text:span text:style-name="T112">что Дженерал Электрик тут делает, кстати?</text:span></text:p>
      <text:p text:style-name="P79">Дружеский подмиг от майора Марви: «<text:span text:style-name="T113">Мистер Своп был неразлей-вада <text:s/>со <text:s/>старым Рузвельтом, паимаиш? Тада Своп был у нё в Мазгавом Тресте. Евреи пачти все, но Своп окей. Вобщем, у ДжЭл тут связи с Сименс, они работали над управленем V-2, помнишь—</text:span></text:p>
      <text:p text:style-name="P80">– <text:span text:style-name="T114">Своп Еврей,</text:span>– <text:span text:style-name="T114">грит Чиклиц.</text:span></text:p>
      <text:p text:style-name="P81">– <text:span text:style-name="T115">Неа</text:span>—<text:span text:style-name="T115">Чортов, сам низнаиш чё гриш.</text:span></text:p>
      <text:p text:style-name="P82">– <text:span text:style-name="T116">Я те грю</text:span>— <text:span text:style-name="T116">Они впадают в препирательство соковыжималок про этническую принадлежность экс-Председателя ДжЭл, полное яда и вялой ненависти. Чичерин прислушивается только одним ухом. На него наползает случай головокружения. Разве Нэриш, под наркотиками, не поминал представителя Сименс на заседаниях по S-Gerät в Нордхаузен? Да, и ещё человека IG. И разве Карл Шмиц из IG не сидит в совете директоров Сименс?</text:span></text:p>
      <text:p text:style-name="P85">Марви спрашивать без толку. Он уже слишком пьян, чтобы держаться какой-либо одной теме. «<text:span text:style-name="T117">А знаш, я мало чё разбрался када сюда прибыл. Блиадь, я ж думал I.G. Farben то каво-то имя, знаш, шо то кент—алё, это <text:s/>I.G. Farben? Нет, этта его жена, </text:span><text:span text:style-name="T35">мизус</text:span><text:span text:style-name="T117"> <text:s/>Farben! Йааах-ха-ха-ха!»</text:span></text:p>
      <text:p text:style-name="P86">Чортов Чиклиц переключился на свою обычную хохму с Элеонор Рузвельт: «<text:span text:style-name="T118">На дниах я и мой сын Идиот—то есть, Элиот—пекли пирожные. Пирожные, послать нашим ребятам за океан. Когда ребята получат пирожные от нас, они испекут пирожные и пошлют домой, нам. Таким способом </text:span><text:span text:style-name="T36">каждому</text:span><text:span text:style-name="T118"> достаётся пирожное!»</text:span></text:p>
      <text:p text:style-name="P87">О, Вимпе! <text:span text:style-name="T119">Старый</text:span> V-<text:span text:style-name="T119">трудяга, не ты ли это сказал? </text:span><text:s/><text:span text:style-name="T120">Что твоя <text:s/>IG станет</text:span><text:span text:style-name="T37"> истинной моделью держав?</text:span></text:p>
      <text:p text:style-name="P88">Так оно доходит Чичерину тут на поляне, <text:span text:style-name="T121">с этими двумя дураками по бокам от него, посреди обломков последнего запуска какой-то безномерной батареи, троса застыли на точке, где операторы выключили лебёдки, пивные бутылки валяются там же, куда были брошены последними солдатами в последнюю ночь, всё говорит так явно о масштабах разгрома, оперативной смерти. <text:s text:c="2"/></text:span></text:p>
      <text:p text:style-name="P83">– <text:span text:style-name="T122">И, между прочим.</text:span>– <text:span text:style-name="T123">Смахивает будто очень большой белый Палец к нему обращается. Его Ноготь великолепно отманикюрен: разворачиваясь к нему, он медленно <text:s/>демонстрирует Отпечаток Пальца, который вполне может быть аэросъёмкой Дактилограда, города будущего, где каждая душа на учёте и где никуда не спрячешься. Прямо сейчас, суставы движутся с мягкими гидравлическими щелчками, Палец обращает внимание Чичерина на</text:span>—</text:p>
      <text:p text:style-name="P84"><draw:frame draw:style-name="fr2" draw:name="Image2" text:anchor-type="char" svg:x="0.3898in" svg:y="0.0618in" svg:width="0.4571in" svg:height="0.2146in" draw:z-index="1"><draw:image xlink:href="Pictures/10000201000000400000001E861FAB3411EB6B02.png" xlink:type="simple" xlink:show="embed" xlink:actuate="onLoad" loext:mime-type="image/png"/></draw:frame><text:soft-page-break/><text:s/><text:span text:style-name="T38">Ракетный картель. </text:span><text:span text:style-name="T124">Структура пронизывающая каждый орган, людской и бумажный, что когда-либо касался её. Даже в России… Россия покупала от Круппа, не так ли, от Сименса, от <text:s/>IG….</text:span></text:p>
      <text:p text:style-name="P89">Имеются ли соглашения, на которые Сталин не пойдёт… <text:span text:style-name="T125">и даже </text:span><text:span text:style-name="T39">ничего не знает</text:span><text:span text:style-name="T125">? О, Государство начинает обретать форму в разгосударствленной Германской ночи, Государство охватывающее океаны и поверхностную политику, суверенное как Интернационал или Римская Церковь, и Ракета душа его. IG Raketen. По цирковому яркие, плакатно красные и жёлтые, несчётные кольца, все вращаются вместе. Покручивается продетый в них чинный Палец. Чичерин уверен. Не столько из явных улик обнаруженных им в передвижениях по Зоне, как из личной судьбы, от которой ему не уйти—всегда упираться в края откровений. В первый раз так случилось с Кыргызским Светом, и всё, что открылось ему тогда, был страх, который всегда будет удерживать его от того, чтобы проникнуть до конца. Он никогда не пройдёт дальше краёв этого сверх-картеля, что дал ему знать о себе в эту ночь, этого Ракетогосударства, чьи границы он не может пересечь….</text:span></text:p>
      <text:p text:style-name="P90">Он будет тосковать о Свете, а о Пальце нет. <text:span text:style-name="T126">Печально, весьма печально, похоже все до одного в деле. Каждый крохобор тут работает на <text:s/>IG Raketen. Все кроме него и Енцина. Его брата, Енцина. Не диво, что Они охотятся на </text:span><text:span text:style-name="T40">Schwarzkommando</text:span><text:span text:style-name="T126">… и….</text:span></text:p>
      <text:p text:style-name="P91">И когда Они узнают, что я не тот, за кого они меня принимают… <text:span text:style-name="T127">и с чего это Марви так на меня сейчас смотрит, <text:s/>глаза выпучил… о, не паникуй, не давай пищи его безумию, он просто по эту сторону от… от….</text:span></text:p>
      <text:p text:style-name="P91"><draw:frame draw:style-name="fr1" draw:name="Image3" text:anchor-type="paragraph" svg:width="6.9252in" svg:height="0.3661in" draw:z-index="2"><draw:image xlink:href="Pictures/1000000000000B720000009B428C9716555D8079.png" xlink:type="simple" xlink:show="embed" xlink:actuate="onLoad" loext:mime-type="image/png"/></draw:frame></text:p>
      <text:p text:style-name="P74"/>
      <text:p text:style-name="P52"/>
      <text:p text:style-name="P4"/>
      <text:p text:style-name="P2">– </text:p>
      <text:p text:style-name="P1">—</text:p>
      <text:p text:style-name="P3">‘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1:15:29.261911676</meta:creation-date>
    <dc:date>2021-04-02T10:08:58.911887429</dc:date>
    <meta:editing-duration>P13DT6H26M9S</meta:editing-duration>
    <meta:editing-cycles>6788</meta:editing-cycles>
    <meta:generator>LibreOffice/6.1.5.2$Linux_X86_64 LibreOffice_project/10$Build-2</meta:generator>
    <meta:document-statistic meta:table-count="0" meta:image-count="3" meta:object-count="0" meta:page-count="7" meta:paragraph-count="92" meta:word-count="3393" meta:character-count="22425" meta:non-whitespace-character-count="19051"/>
  </office:meta>
</office:document-meta>
</file>